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6mm"/>
    </style:style>
    <style:style style:name="co3" style:family="table-column">
      <style:table-column-properties fo:break-before="auto" style:column-width="141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table:style-name="Default"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Tutti i Delta sono stati calcolati qua. I delta tra gli ultimi due ordini sono in nonvedo3-b42</text:p>
          </table:table-cell>
        </table:table-row>
        <table:table-row table:style-name="ro2">
          <table:table-cell office:value-type="float" office:value="81.01" calcext:value-type="float">
            <text:p>81,01</text:p>
          </table:table-cell>
          <table:table-cell office:value-type="float" office:value="3.185" calcext:value-type="float">
            <text:p>3,185</text:p>
          </table:table-cell>
          <table:table-cell table:number-columns-repeated="2"/>
          <table:table-cell table:formula="of:=([.A3])^2-([.A2])^2" office:value-type="float" office:value="505.144799999998" calcext:value-type="float">
            <text:p>505,1448</text:p>
          </table:table-cell>
          <table:table-cell table:formula="of:=([.C5])^2-([.A2])^2" office:value-type="float" office:value="4779.6299" calcext:value-type="float">
            <text:p>4779,6299</text:p>
          </table:table-cell>
          <table:table-cell/>
        </table:table-row>
        <table:table-row table:style-name="ro2">
          <table:table-cell office:value-type="float" office:value="84.07" calcext:value-type="float">
            <text:p>84,07</text:p>
          </table:table-cell>
          <table:table-cell office:value-type="float" office:value="2.52" calcext:value-type="float">
            <text:p>2,52</text:p>
          </table:table-cell>
          <table:table-cell table:number-columns-repeated="2"/>
          <table:table-cell table:formula="of:=([.A4])^2-([.A3])^2" office:value-type="float" office:value="469.947499999999" calcext:value-type="float">
            <text:p>469,9475</text:p>
          </table:table-cell>
          <table:table-cell table:formula="of:=([.D6])^2-([.A4])^2" office:value-type="float" office:value="4291.0252" calcext:value-type="float">
            <text:p>4291,0252</text:p>
          </table:table-cell>
          <table:table-cell/>
        </table:table-row>
        <table:table-row table:style-name="ro2">
          <table:table-cell office:value-type="float" office:value="86.82" calcext:value-type="float">
            <text:p>86,82</text:p>
          </table:table-cell>
          <table:table-cell office:value-type="float" office:value="2.225" calcext:value-type="float">
            <text:p>2,225</text:p>
          </table:table-cell>
          <table:table-cell table:number-columns-repeated="3"/>
          <table:table-cell table:formula="of:=([.C7])^2-([.C5])^2" office:value-type="float" office:value="4082.148025" calcext:value-type="float">
            <text:p>4082,148025</text:p>
          </table:table-cell>
          <table:table-cell/>
        </table:table-row>
        <table:table-row table:style-name="ro2">
          <table:table-cell office:value-type="float" office:value="103.98" calcext:value-type="float">
            <text:p>103,98</text:p>
          </table:table-cell>
          <table:table-cell office:value-type="float" office:value="1.78999999999999" calcext:value-type="float">
            <text:p>1,79</text:p>
          </table:table-cell>
          <table:table-cell table:formula="of:=[.A5]+[.B3]" office:value-type="float" office:value="106.5" calcext:value-type="float">
            <text:p>106,5</text:p>
          </table:table-cell>
          <table:table-cell table:number-columns-repeated="2"/>
          <table:table-cell table:formula="of:=([.D8])^2-([.D6])^2" office:value-type="float" office:value="4710.508425" calcext:value-type="float">
            <text:p>4710,508425</text:p>
          </table:table-cell>
          <table:table-cell/>
        </table:table-row>
        <table:table-row table:style-name="ro2">
          <table:table-cell office:value-type="float" office:value="111.28" calcext:value-type="float">
            <text:p>111,28</text:p>
          </table:table-cell>
          <table:table-cell office:value-type="float" office:value="1.78" calcext:value-type="float">
            <text:p>1,78</text:p>
          </table:table-cell>
          <table:table-cell/>
          <table:table-cell table:formula="of:=[.A6]-[.B3]" office:value-type="float" office:value="108.76" calcext:value-type="float">
            <text:p>108,76</text:p>
          </table:table-cell>
          <table:table-cell table:number-columns-repeated="3"/>
        </table:table-row>
        <table:table-row table:style-name="ro2">
          <table:table-cell office:value-type="float" office:value="121.97" calcext:value-type="float">
            <text:p>121,97</text:p>
          </table:table-cell>
          <table:table-cell office:value-type="float" office:value="1.58500000000001" calcext:value-type="float">
            <text:p>1,585</text:p>
          </table:table-cell>
          <table:table-cell table:formula="of:=[.A7]+[.B4]" office:value-type="float" office:value="124.195" calcext:value-type="float">
            <text:p>124,195</text:p>
          </table:table-cell>
          <table:table-cell table:number-columns-repeated="4"/>
        </table:table-row>
        <table:table-row table:style-name="ro2">
          <table:table-cell office:value-type="float" office:value="130.83" calcext:value-type="float">
            <text:p>130,83</text:p>
          </table:table-cell>
          <table:table-cell table:style-name="Default"/>
          <table:table-cell/>
          <table:table-cell table:formula="of:=[.A8]-[.B4]" office:value-type="float" office:value="128.605" calcext:value-type="float">
            <text:p>128,6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7:38:52.38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7:53:23.840000000</dc:date>
    <meta:editing-duration>PT35M49S</meta:editing-duration>
    <meta:editing-cycles>4</meta:editing-cycles>
    <meta:document-statistic meta:table-count="1" meta:cell-count="30" meta:object-count="0"/>
  </office:meta>
</office:document-meta>
</file>